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lattice_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[.B2]/([.C2]*7.12)" office:value-type="float" office:value="3.5814606741573" calcext:value-type="float">
            <text:p>3,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[.B3]/([.C3]*7.12)" office:value-type="float" office:value="2.52808988764045" calcext:value-type="float">
            <text:p>2,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B4]/([.C4]*7.12)" office:value-type="float" office:value="1.26404494382022" calcext:value-type="float">
            <text:p>1,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B5]/([.C5]*7.12)" office:value-type="float" office:value="0.632022471910112" calcext:value-type="float">
            <text:p>0,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6]/([.C6]*7.12)" office:value-type="float" office:value="0.491573033707865" calcext:value-type="float">
            <text:p>0,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 style:data-style-name="N2" text:time-value="21:18:30.12595776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8:57:52.956193922</meta:creation-date>
    <dc:date>2022-02-11T21:19:18.643690480</dc:date>
    <meta:editing-duration>PT1M43S</meta:editing-duration>
    <meta:editing-cycles>2</meta:editing-cycles>
    <meta:generator>LibreOffice/6.4.7.2$Linux_X86_64 LibreOffice_project/40$Build-2</meta:generator>
    <meta:document-statistic meta:table-count="1" meta:cell-count="24" meta:object-count="0"/>
  </office:meta>
</office:document-meta>
</file>